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3">
      <style:graphic-properties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 style:list-style-name="L2">
      <style:graphic-properties draw:textarea-horizontal-align="left" draw:textarea-vertical-align="top" draw:auto-grow-height="false"/>
    </style:style>
    <style:style style:name="gr4" style:family="graphic" style:parent-style-name="standard" style:list-style-name="L3">
      <style:graphic-properties draw:textarea-horizontal-align="left" draw:textarea-vertical-align="top" draw:auto-grow-height="false"/>
    </style:style>
    <style:style style:name="gr5" style:family="graphic" style:parent-style-name="standard" style:list-style-name="L3">
      <style:graphic-properties draw:textarea-horizontal-align="left" draw:textarea-vertical-align="top" draw:auto-grow-height="false"/>
    </style:style>
    <style:style style:name="gr6" style:family="graphic" style:parent-style-name="standard" style:list-style-name="L3">
      <style:graphic-properties draw:textarea-horizontal-align="left" draw:textarea-vertical-align="top" draw:auto-grow-height="fals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 style:list-style-name="L3">
      <style:graphic-properties draw:textarea-horizontal-align="left" draw:textarea-vertical-align="top" draw:auto-grow-height="false"/>
    </style:style>
    <style:style style:name="gr9" style:family="graphic" style:parent-style-name="standard" style:list-style-name="L3">
      <style:graphic-properties draw:textarea-horizontal-align="left" draw:textarea-vertical-align="top" draw:auto-grow-height="false"/>
    </style:style>
    <style:style style:name="gr10" style:family="graphic" style:parent-style-name="standard" style:list-style-name="L3">
      <style:graphic-properties draw:textarea-horizontal-align="left" draw:textarea-vertical-align="top" draw:auto-grow-height="false"/>
    </style:style>
    <style:style style:name="P1" style:family="paragraph">
      <style:paragraph-properties fo:text-align="start"/>
      <style:text-properties fo:font-size="9pt" style:font-size-asian="9pt" style:font-size-complex="9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P6" style:family="paragraph">
      <style:paragraph-properties fo:text-align="start"/>
      <style:text-properties fo:font-size="10pt" style:font-size-asian="12pt" style:font-size-complex="12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22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22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22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22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22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22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22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22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22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22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229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03cm" svg:height="1.524cm" svg:x="5.486cm" svg:y="9.3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04cm" svg:height="0.508cm" svg:x="10.058cm" svg:y="5.588cm">
          <text:p text:style-name="P2"><text:span text:style-name="T1">Access Profil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604cm" svg:height="1.397cm" svg:x="10.058cm" svg:y="6.096cm">
          <text:list text:style-name="L2">
            <text:list-item>
              <text:p text:style-name="P4"><text:span text:style-name="T2">Callback URL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6.604cm" svg:height="0.508cm" svg:x="5.485cm" svg:y="8.89cm">
          <text:p text:style-name="P2"><text:span text:style-name="T1">Config Instanc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04cm" svg:height="1.905cm" svg:x="5.613cm" svg:y="13.208cm">
          <text:list text:style-name="L3">
            <text:list-item>
              <text:p text:style-name="P4"><text:span text:style-name="T3">Owner config instance</text:span></text:p>
            </text:list-item>
            <text:list-item>
              <text:p text:style-name="P4"><text:span text:style-name="T3">Staged Config Data</text:span></text:p>
            </text:list-item>
            <text:list-item>
              <text:p text:style-name="P4"><text:span text:style-name="T3">Pending Config Data</text:span></text:p>
            </text:list-item>
            <text:list-item>
              <text:p text:style-name="P4"><text:span text:style-name="T3">Running Config Data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6.604cm" svg:height="0.508cm" svg:x="5.613cm" svg:y="12.7cm">
          <text:p text:style-name="P2"><text:span text:style-name="T1">Devi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04cm" svg:height="0.508cm" svg:x="1.93cm" svg:y="5.461cm">
          <text:p text:style-name="P2"><text:span text:style-name="T1">Config Descrip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6.604cm" svg:height="0.508cm" svg:x="5.739cm" svg:y="9.144cm">
          <text:p text:style-name="P2"><text:span text:style-name="T1">Config Instanc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604cm" svg:height="1.905cm" svg:x="5.868cm" svg:y="13.462cm">
          <text:list text:style-name="L3">
            <text:list-item>
              <text:p text:style-name="P4"><text:span text:style-name="T3">Owner config instance</text:span></text:p>
            </text:list-item>
            <text:list-item>
              <text:p text:style-name="P4"><text:span text:style-name="T3">Staged Config Data</text:span></text:p>
            </text:list-item>
            <text:list-item>
              <text:p text:style-name="P4"><text:span text:style-name="T3">Pending Config Data</text:span></text:p>
            </text:list-item>
            <text:list-item>
              <text:p text:style-name="P4"><text:span text:style-name="T3">Running Config Data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6.604cm" svg:height="0.508cm" svg:x="5.867cm" svg:y="12.954cm">
          <text:p text:style-name="P2"><text:span text:style-name="T1">Devic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604cm" svg:height="1.905cm" svg:x="6.248cm" svg:y="13.716cm">
          <text:list text:style-name="L3">
            <text:list-item>
              <text:p text:style-name="P4"><text:span text:style-name="T3">Device ID</text:span></text:p>
            </text:list-item>
            <text:list-item>
              <text:p text:style-name="P4"><text:span text:style-name="T3">Staged Config Data</text:span></text:p>
            </text:list-item>
            <text:list-item>
              <text:p text:style-name="P4"><text:span text:style-name="T3">Pending Config Data</text:span></text:p>
            </text:list-item>
            <text:list-item>
              <text:p text:style-name="P4"><text:span text:style-name="T3">Running Config Data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6.604cm" svg:height="0.508cm" svg:x="6.248cm" svg:y="13.208cm">
          <text:p text:style-name="P2"><text:span text:style-name="T1">Device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5.232cm" svg:y1="7.62cm" svg:x2="8.787cm" svg:y2="8.89cm" draw:start-shape="id1" draw:start-glue-point="2" draw:end-shape="id2" draw:end-glue-point="0" svg:d="m5232 7620v635h3555v635">
          <text:p/>
        </draw:connector>
        <draw:connector draw:style-name="gr7" draw:text-style-name="P2" draw:layer="layout" draw:line-skew="-0.254cm" svg:x1="5.232cm" svg:y1="7.62cm" svg:x2="9.041cm" svg:y2="9.144cm" draw:start-shape="id1" draw:end-shape="id3" draw:end-glue-point="0" svg:d="m5232 7620v508h3809v1016">
          <text:p/>
        </draw:connector>
        <draw:connector draw:style-name="gr7" draw:text-style-name="P2" draw:layer="layout" svg:x1="5.232cm" svg:y1="7.62cm" svg:x2="9.295cm" svg:y2="9.398cm" draw:start-shape="id1" draw:end-shape="id4" draw:end-glue-point="0" svg:d="m5232 7620v889h4063v889">
          <text:p/>
        </draw:connector>
        <draw:custom-shape draw:style-name="gr8" draw:text-style-name="P5" xml:id="id1" draw:id="id1" draw:layer="layout" svg:width="6.604cm" svg:height="1.651cm" svg:x="1.93cm" svg:y="5.969cm">
          <text:list text:style-name="L3">
            <text:list-item>
              <text:p text:style-name="P4"><text:span text:style-name="T2">Config Yang Spec (with default values)</text:span></text:p>
            </text:list-item>
            <text:list-item>
              <text:p text:style-name="P4"><text:span text:style-name="T2">Member Component Groups</text:span></text:p>
            </text:list-item>
            <text:list-item>
              <text:p text:style-name="P4"><text:span text:style-name="T2">Included Component Descriptors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9.296cm" svg:y1="11.43cm" svg:x2="9.55cm" svg:y2="13.208cm" draw:start-shape="id5" draw:start-glue-point="2" draw:end-shape="id6" draw:end-glue-point="0" svg:d="m9296 11430v889h254v889">
          <text:p/>
        </draw:connector>
        <draw:connector draw:style-name="gr7" draw:text-style-name="P2" draw:layer="layout" svg:x1="9.296cm" svg:y1="11.43cm" svg:x2="8.915cm" svg:y2="12.7cm" draw:start-shape="id5" draw:start-glue-point="2" draw:end-shape="id7" svg:d="m9296 11430v635h-381v635">
          <text:p/>
        </draw:connector>
        <draw:connector draw:style-name="gr7" draw:text-style-name="P2" draw:layer="layout" svg:x1="9.296cm" svg:y1="11.43cm" svg:x2="9.169cm" svg:y2="12.954cm" draw:start-shape="id5" draw:start-glue-point="2" draw:end-shape="id8" draw:end-glue-point="0" svg:d="m9296 11430v762h-127v762">
          <text:p/>
        </draw:connector>
        <draw:custom-shape draw:style-name="gr9" draw:text-style-name="P1" draw:layer="layout" svg:width="6.604cm" svg:height="1.524cm" svg:x="5.74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6.604cm" svg:height="0.508cm" svg:x="5.993cm" svg:y="9.398cm">
          <text:p text:style-name="P2"><text:span text:style-name="T1">Config Instance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5" draw:id="id5" draw:layer="layout" svg:width="6.604cm" svg:height="1.524cm" svg:x="5.994cm" svg:y="9.906cm">
          <text:list text:style-name="L3">
            <text:list-item>
              <text:p text:style-name="P4"><text:span text:style-name="T2">Name</text:span></text:p>
            </text:list-item>
            <text:list-item>
              <text:p text:style-name="P4"><text:span text:style-name="T2">Config data values</text:span></text:p>
            </text:list-item>
            <text:list-item>
              <text:p text:style-name="P4"><text:span text:style-name="T2">Member devices</text:span></text:p>
            </text:list-item>
          </text:list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2cm" fo:margin-left="0.025cm" fo:margin-right="1.168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9T09:01:27</meta:creation-date>
    <dc:date>2012-04-12T21:45:07</dc:date>
    <meta:editing-duration>PT2H16M6S</meta:editing-duration>
    <meta:editing-cycles>13</meta:editing-cycles>
    <meta:generator>LibreOffice/3.5$Linux_x86 LibreOffice_project/350m1$Build-202</meta:generator>
    <meta:document-statistic meta:object-count="22"/>
  </office:meta>
</office:document-meta>
</file>